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150287</text:p>
          </table:table-cell>
          <table:table-cell table:style-name="Tabla2.D3" office:value-type="string">
            <text:p text:style-name="P23">14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e unen 300 pollos cobb pendiente por entregar de ficha CO2109-0534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39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